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db13a"/>
    </style:style>
    <style:style style:name="T25" style:family="text">
      <style:text-properties officeooo:rsid="013fba44"/>
    </style:style>
    <style:style style:name="T26" style:family="text">
      <style:text-properties officeooo:rsid="015427ae"/>
    </style:style>
    <style:style style:name="T27" style:family="text">
      <style:text-properties officeooo:rsid="015f83f9"/>
    </style:style>
    <style:style style:name="T28" style:family="text">
      <style:text-properties officeooo:rsid="0164e3b7"/>
    </style:style>
    <style:style style:name="T29" style:family="text">
      <style:text-properties officeooo:rsid="016879ea"/>
    </style:style>
    <style:style style:name="T30" style:family="text">
      <style:text-properties officeooo:rsid="0179b94e"/>
    </style:style>
    <style:style style:name="T31" style:family="text">
      <style:text-properties officeooo:rsid="017ff373"/>
    </style:style>
    <style:style style:name="T32" style:family="text">
      <style:text-properties officeooo:rsid="01b8af1d"/>
    </style:style>
    <style:style style:name="T33" style:family="text">
      <style:text-properties officeooo:rsid="01e62ae6"/>
    </style:style>
    <style:style style:name="T34" style:family="text">
      <style:text-properties officeooo:rsid="01f85d0b"/>
    </style:style>
    <style:style style:name="T35" style:family="text">
      <style:text-properties officeooo:rsid="020662e5"/>
    </style:style>
    <style:style style:name="T36" style:family="text">
      <style:text-properties officeooo:rsid="0210cfb5"/>
    </style:style>
    <style:style style:name="T37" style:family="text">
      <style:text-properties officeooo:rsid="022c906c"/>
    </style:style>
    <style:style style:name="T38" style:family="text">
      <style:text-properties officeooo:rsid="0232bc6f"/>
    </style:style>
    <style:style style:name="T39" style:family="text">
      <style:text-properties officeooo:rsid="0238c665"/>
    </style:style>
    <style:style style:name="T40" style:family="text">
      <style:text-properties officeooo:rsid="02441655"/>
    </style:style>
    <style:style style:name="T41" style:family="text">
      <style:text-properties officeooo:rsid="0248a48b"/>
    </style:style>
    <style:style style:name="T42" style:family="text">
      <style:text-properties officeooo:rsid="024e1cb6"/>
    </style:style>
    <style:style style:name="T43" style:family="text">
      <style:text-properties officeooo:rsid="0252831c"/>
    </style:style>
    <style:style style:name="T44" style:family="text">
      <style:text-properties officeooo:rsid="02552e66"/>
    </style:style>
    <style:style style:name="T45" style:family="text">
      <style:text-properties officeooo:rsid="025969d9"/>
    </style:style>
    <style:style style:name="T46" style:family="text">
      <style:text-properties officeooo:rsid="02615656"/>
    </style:style>
    <style:style style:name="T47" style:family="text">
      <style:text-properties officeooo:rsid="02636623"/>
    </style:style>
    <style:style style:name="T48" style:family="text">
      <style:text-properties officeooo:rsid="026a1dc0"/>
    </style:style>
    <style:style style:name="T49" style:family="text">
      <style:text-properties officeooo:rsid="02700d14"/>
    </style:style>
    <style:style style:name="T50" style:family="text">
      <style:text-properties officeooo:rsid="02707d12"/>
    </style:style>
    <style:style style:name="T51" style:family="text">
      <style:text-properties officeooo:rsid="02879ec7"/>
    </style:style>
    <style:style style:name="T52" style:family="text">
      <style:text-properties officeooo:rsid="02950381"/>
    </style:style>
    <style:style style:name="T53" style:family="text">
      <style:text-properties officeooo:rsid="0297bf7a"/>
    </style:style>
    <style:style style:name="T54" style:family="text">
      <style:text-properties officeooo:rsid="02991a12"/>
    </style:style>
    <style:style style:name="T55" style:family="text">
      <style:text-properties officeooo:rsid="029dccf3"/>
    </style:style>
    <style:style style:name="T56" style:family="text">
      <style:text-properties officeooo:rsid="029fad0a"/>
    </style:style>
    <style:style style:name="T57" style:family="text">
      <style:text-properties officeooo:rsid="02a2e2fc"/>
    </style:style>
    <style:style style:name="T58" style:family="text">
      <style:text-properties officeooo:rsid="02a4e322"/>
    </style:style>
    <style:style style:name="T59" style:family="text">
      <style:text-properties officeooo:rsid="02a5d83f"/>
    </style:style>
    <style:style style:name="T60" style:family="text">
      <style:text-properties officeooo:rsid="02a771f4"/>
    </style:style>
    <style:style style:name="T61" style:family="text">
      <style:text-properties officeooo:rsid="02ab1f6b"/>
    </style:style>
    <style:style style:name="T62" style:family="text">
      <style:text-properties officeooo:rsid="02afbce7"/>
    </style:style>
    <style:style style:name="T63" style:family="text">
      <style:text-properties officeooo:rsid="02b315e6"/>
    </style:style>
    <style:style style:name="T64" style:family="text">
      <style:text-properties officeooo:rsid="02b4616e"/>
    </style:style>
    <style:style style:name="T65" style:family="text">
      <style:text-properties officeooo:rsid="02bb1016"/>
    </style:style>
    <style:style style:name="T66" style:family="text">
      <style:text-properties officeooo:rsid="02bc9658"/>
    </style:style>
    <style:style style:name="T67" style:family="text">
      <style:text-properties officeooo:rsid="02be72ab"/>
    </style:style>
    <style:style style:name="T68" style:family="text">
      <style:text-properties officeooo:rsid="02bf8c9a"/>
    </style:style>
    <style:style style:name="T69" style:family="text">
      <style:text-properties officeooo:rsid="02c07e15"/>
    </style:style>
    <style:style style:name="T70" style:family="text">
      <style:text-properties officeooo:rsid="02c089bd"/>
    </style:style>
    <style:style style:name="T71" style:family="text">
      <style:text-properties officeooo:rsid="02c5b369"/>
    </style:style>
    <style:style style:name="T72" style:family="text">
      <style:text-properties officeooo:rsid="02c9d4d1"/>
    </style:style>
    <style:style style:name="T73" style:family="text">
      <style:text-properties officeooo:rsid="02cdc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36">3.</text:span><text:span text:style-name="T45">2</text:span></text:p>
      <text:p text:style-name="P1">LibreOffice: <text:span text:style-name="T28">7.</text:span><text:span text:style-name="T48">1.</text:span><text:span text:style-name="T65">2</text:span></text:p>
      <text:p text:style-name="P1">Thunderbird: <text:span text:style-name="T29">78.</text:span><text:span text:style-name="T62">9.</text:span><text:span text:style-name="T71">1</text:span></text:p>
      <text:p text:style-name="P9"><text:span text:style-name="T21">WPS Office: 11.2.0.</text:span><text:span text:style-name="T52">10</text:span><text:span text:style-name="T72">101</text:span></text:p>
      <text:p text:style-name="P1">VLC: 3.0.<text:span text:style-name="T19">1</text:span><text:span text:style-name="T42">2</text:span></text:p>
      <text:p text:style-name="P1">DVDStyler: 3.<text:span text:style-name="T1">1</text:span></text:p>
      <text:p text:style-name="P1">GIMP: 2.10.<text:span text:style-name="T25">2</text:span><text:span text:style-name="T66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58">3.0.0</text:span></text:p>
      <text:p text:style-name="P1">Paint.net: 4.<text:span text:style-name="T3">2.1</text:span><text:span text:style-name="T46">5</text:span></text:p>
      <text:p text:style-name="P1">MakeMKV: 1.1<text:span text:style-name="T53">6.</text:span><text:span text:style-name="T59">3</text:span></text:p>
      <text:p text:style-name="P5">SMPlayer: <text:span text:style-name="T13">2</text:span><text:span text:style-name="T40">1.1.0</text:span></text:p>
      <text:p text:style-name="P14">Kdenlive: <text:span text:style-name="T20">20.</text:span><text:span text:style-name="T37">12.</text:span><text:span text:style-name="T55">3</text:span></text:p>
      <text:p text:style-name="P15">Ubuntu Server: 20.04.<text:span text:style-name="T49">2</text:span></text:p>
      <text:p text:style-name="P1">Fedora: 3<text:span text:style-name="T33">3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41">7.</text:span><text:span text:style-name="T51">4.</text:span><text:span text:style-name="T67">31</text:span></text:p>
      <text:p text:style-name="P1">Linux Mint: <text:span text:style-name="T26">20.</text:span><text:span text:style-name="T39">1</text:span></text:p>
      <text:p text:style-name="P1">Ubuntu: <text:span text:style-name="T15">20.04.</text:span><text:span text:style-name="T5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47">04</text:span></text:p>
      <text:p text:style-name="P12">Manjaro: 2<text:span text:style-name="T63">1.0</text:span><text:span text:style-name="T73">1</text:span></text:p>
      <text:p text:style-name="P6">Arch: <text:span text:style-name="T68">4</text:span><text:span text:style-name="T54">/1/21</text:span></text:p>
      <text:p text:style-name="P7">Debian (Stable): 10.<text:span text:style-name="T69">9.0</text:span></text:p>
      <text:p text:style-name="P13">OpenSuse (Leap): 15.<text:span text:style-name="T27">2</text:span></text:p>
      <text:p text:style-name="P8">Visual Studio: 2019</text:p>
      <text:p text:style-name="P3">FileZilla Client: 3.<text:span text:style-name="T31">5</text:span><text:span text:style-name="T60">3.</text:span><text:span text:style-name="T70">1</text:span></text:p>
      <text:p text:style-name="P2">Notepad ++: 7.<text:span text:style-name="T32">9.</text:span><text:span text:style-name="T64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35">3</text:span></text:p>
      <text:p text:style-name="P4">VirtualBox: 6.<text:span text:style-name="T7">1.</text:span><text:span text:style-name="T24">1</text:span><text:span text:style-name="T43">8</text:span></text:p>
      <text:p text:style-name="P2">Sharex: <text:span text:style-name="T2">13.</text:span><text:span text:style-name="T38">4</text:span><text:span text:style-name="T34">.0</text:span></text:p>
      <text:p text:style-name="P2">XDM:<text:span text:style-name="T11"> 7.2.1</text:span><text:span text:style-name="T30">1</text:span></text:p>
      <text:p text:style-name="P2">Vivaldi: <text:span text:style-name="T18">3.</text:span><text:span text:style-name="T61">7</text:span></text:p>
      <text:p text:style-name="P2">7-zip: <text:span text:style-name="T9">2</text:span><text:span text:style-name="T44">1.0</text:span><text:span text:style-name="T56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4-15T19:50:26.190568586</dc:date>
    <meta:editing-duration>P1DT19H39M46S</meta:editing-duration>
    <meta:editing-cycles>347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